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============================================</text:p>
      <text:p text:style-name="Standard"># 3. LINKED LIST</text:p>
      <text:p text:style-name="Standard"># ============================================</text:p>
      <text:p text:style-name="Standard"/>
      <text:p text:style-name="Standard">class Node:</text:p>
      <text:p text:style-name="Standard"><text:s text:c="4"/>def __init__(self, data):</text:p>
      <text:p text:style-name="Standard"><text:s text:c="8"/>self.data = data</text:p>
      <text:p text:style-name="Standard"><text:s text:c="8"/>self.next = None</text:p>
      <text:p text:style-name="Standard"/>
      <text:p text:style-name="Standard"/>
      <text:p text:style-name="Standard">class LinkedList:</text:p>
      <text:p text:style-name="Standard"><text:s text:c="4"/>def __init__(self):</text:p>
      <text:p text:style-name="Standard"><text:s text:c="8"/>self.head = None</text:p>
      <text:p text:style-name="Standard"/>
      <text:p text:style-name="Standard"><text:s text:c="4"/>def insert(self, data):</text:p>
      <text:p text:style-name="Standard"><text:s text:c="8"/>new_node = Node(data)</text:p>
      <text:p text:style-name="Standard"/>
      <text:p text:style-name="Standard"><text:s text:c="8"/>if not self.head:</text:p>
      <text:p text:style-name="Standard"><text:s text:c="12"/>self.head = new_node</text:p>
      <text:p text:style-name="Standard"><text:s text:c="12"/>return</text:p>
      <text:p text:style-name="Standard"/>
      <text:p text:style-name="Standard"><text:s text:c="8"/>temp = self.head</text:p>
      <text:p text:style-name="Standard"><text:s text:c="8"/>while temp.next:</text:p>
      <text:p text:style-name="Standard"><text:s text:c="12"/>temp = temp.next</text:p>
      <text:p text:style-name="Standard"/>
      <text:p text:style-name="Standard"><text:s text:c="8"/>temp.next = new_node</text:p>
      <text:p text:style-name="Standard"/>
      <text:p text:style-name="Standard"><text:s text:c="4"/>def display(self):</text:p>
      <text:p text:style-name="Standard"><text:s text:c="8"/>temp = self.head</text:p>
      <text:p text:style-name="Standard"><text:s text:c="8"/>while temp:</text:p>
      <text:p text:style-name="Standard"><text:s text:c="12"/>print(temp.data, end=" -&gt; ")</text:p>
      <text:p text:style-name="Standard"><text:s text:c="12"/>temp = temp.next</text:p>
      <text:p text:style-name="Standard"><text:s text:c="8"/>print("None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2:58:36.585583699</meta:creation-date>
    <dc:date>2026-02-16T12:59:02.829958595</dc:date>
    <meta:editing-duration>PT27S</meta:editing-duration>
    <meta:editing-cycles>1</meta:editing-cycles>
    <meta:document-statistic meta:table-count="0" meta:image-count="0" meta:object-count="0" meta:page-count="1" meta:paragraph-count="25" meta:word-count="65" meta:character-count="649" meta:non-whitespace-character-count="445"/>
    <meta:generator>LibreOffice/24.2.7.2$Linux_X86_64 LibreOffice_project/420$Build-2</meta:generator>
  </office:meta>
</office:document-meta>
</file>